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491" officeooo:paragraph-rsid="00084491"/>
    </style:style>
    <style:style style:name="P2" style:family="paragraph" style:parent-style-name="Standard">
      <style:paragraph-properties fo:text-align="center" style:justify-single-word="false"/>
      <style:text-properties officeooo:rsid="0008925f" officeooo:paragraph-rsid="0008925f"/>
    </style:style>
    <style:style style:name="P3" style:family="paragraph" style:parent-style-name="Standard">
      <style:paragraph-properties fo:text-align="start" style:justify-single-word="false"/>
      <style:text-properties officeooo:rsid="0008925f" officeooo:paragraph-rsid="0008925f"/>
    </style:style>
    <style:style style:name="P4" style:family="paragraph" style:parent-style-name="Standard">
      <style:text-properties officeooo:rsid="0009aee9" officeooo:paragraph-rsid="0009aee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925f" officeooo:paragraph-rsid="0008925f"/>
    </style:style>
    <style:style style:name="T1" style:family="text">
      <style:text-properties officeooo:rsid="0009efaf"/>
    </style:style>
    <style:style style:name="T2" style:family="text">
      <style:text-properties officeooo:rsid="000afd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helil Youcef</text:p>
      <text:p text:style-name="P1">Marchetti Pierre</text:p>
      <text:p text:style-name="P1">Robert François</text:p>
      <text:p text:style-name="P1">Roffet Antoine</text:p>
      <text:p text:style-name="P1">Salamani Léandre</text:p>
      <text:p text:style-name="P1">Saule Laura</text:p>
      <text:p text:style-name="P1"/>
      <text:p text:style-name="P1"/>
      <text:p text:style-name="P1"/>
      <text:p text:style-name="P2">Projet CyberVideo</text:p>
      <text:p text:style-name="P2"/>
      <text:p text:style-name="P3"/>
      <text:p text:style-name="P3"/>
      <text:p text:style-name="P3">Objectifs :</text:p>
      <text:p text:style-name="P3"><text:span text:style-name="T1">L’objectif</text:span> de ce projet est de réaliser le logiciel d’un automate de réservation pour un loueur de DVD CyberVideo.</text:p>
      <text:p text:style-name="P3">Pour cela, plusieurs tâches ont été définies.</text:p>
      <text:list xml:id="list1793025128" text:style-name="L1">
        <text:list-item>
          <text:p text:style-name="P5">interview du client pour rédiger la SRS</text:p>
        </text:list-item>
        <text:list-item>
          <text:p text:style-name="P5">modélisation UML pour concevoir notre projet.</text:p>
        </text:list-item>
        <text:list-item>
          <text:p text:style-name="P5">implémentation de la conception UML <text:span text:style-name="T2">en Java</text:span></text:p>
        </text:list-item>
      </text:list>
      <text:p text:style-name="P3"/>
      <text:p text:style-name="P3"/>
      <text:p text:style-name="P3"/>
      <text:p text:style-name="P4">Réalisations 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2:32:34.218141022</meta:creation-date>
    <meta:editing-duration>PT2M59S</meta:editing-duration>
    <meta:editing-cycles>4</meta:editing-cycles>
    <meta:generator>LibreOffice/6.0.7.3$Linux_X86_64 LibreOffice_project/00m0$Build-3</meta:generator>
    <dc:date>2019-11-22T12:51:39.645203497</dc:date>
    <meta:document-statistic meta:table-count="0" meta:image-count="0" meta:object-count="0" meta:page-count="1" meta:paragraph-count="14" meta:word-count="67" meta:character-count="416" meta:non-whitespace-character-count="366"/>
  </office:meta>
</office:document-meta>
</file>